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 style:list-style-name="WWNum3">
      <style:paragraph-properties fo:text-align="start" style:justify-single-word="false"/>
    </style:style>
    <style:style style:name="P4" style:family="paragraph" style:parent-style-name="Standard" style:list-style-name="WWNum4">
      <style:paragraph-properties fo:text-align="start" style:justify-single-word="false"/>
    </style:style>
    <style:style style:name="P5" style:family="paragraph" style:parent-style-name="Standard" style:list-style-name="WWNum5">
      <style:paragraph-properties fo:text-align="start" style:justify-single-word="false"/>
    </style:style>
    <style:style style:name="P6" style:family="paragraph" style:parent-style-name="Standard" style:list-style-name="WWNum7">
      <style:paragraph-properties fo:text-align="start" style:justify-single-word="false"/>
    </style:style>
    <style:style style:name="P7" style:family="paragraph" style:parent-style-name="Standard" style:list-style-name="WWNum8">
      <style:paragraph-properties fo:text-align="start" style:justify-single-word="false"/>
    </style:style>
    <style:style style:name="P8" style:family="paragraph" style:parent-style-name="Standard" style:list-style-name="">
      <style:paragraph-properties fo:margin-left="1.905cm" fo:margin-right="0cm" fo:text-align="start" style:justify-single-word="false" fo:text-indent="0cm" style:auto-text-indent="false"/>
    </style:style>
    <style:style style:name="P9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size="15pt" fo:font-weight="normal" style:font-size-asian="15pt" style:font-weight-asian="normal" style:font-size-complex="17pt" style:font-weight-complex="normal"/>
    </style:style>
    <style:style style:name="T3" style:family="text">
      <style:text-properties fo:font-size="15pt" fo:font-style="italic" fo:font-weight="normal" style:font-size-asian="15pt" style:font-style-asian="italic" style:font-weight-asian="normal" style:font-size-complex="17pt" style:font-style-complex="italic" style:font-weight-complex="normal" fo:background-color="#ffffff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7pt" style:font-style-complex="normal" style:font-weight-complex="normal" fo:background-color="#ffffff"/>
    </style:style>
    <style:style style:name="T5" style:family="text">
      <style:text-properties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font-size="17pt" fo:font-weight="normal" style:font-size-asian="17pt" style:font-weight-asian="normal" style:font-size-complex="17pt" style:font-weight-complex="normal" fo:background-color="#ff0000"/>
    </style:style>
    <style:style style:name="T7" style:family="text">
      <style:text-properties fo:font-size="17pt" fo:font-weight="normal" style:font-size-asian="17pt" style:font-weight-asian="normal" style:font-size-complex="17pt" style:font-weight-complex="normal" fo:background-color="#ffffff"/>
    </style:style>
    <style:style style:name="T8" style:family="text">
      <style:text-properties fo:font-size="17pt" fo:font-style="italic" fo:font-weight="normal" style:font-size-asian="17pt" style:font-style-asian="italic" style:font-weight-asian="normal" style:font-size-complex="17pt" style:font-style-complex="italic" style:font-weight-complex="normal" fo:background-color="#ffffff"/>
    </style:style>
    <style:style style:name="T9" style:family="text"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 fo:background-color="#ffffff"/>
    </style:style>
    <style:style style:name="T10" style:family="text"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 fo:background-color="#ff0000"/>
    </style:style>
    <style:style style:name="T11" style:family="text">
      <style:text-properties fo:color="#00ff7f" fo:font-size="17pt" fo:font-style="normal" fo:font-weight="normal" style:font-size-asian="17pt" style:font-style-asian="normal" style:font-weight-asian="normal" style:font-size-complex="17pt" style:font-style-complex="normal" style:font-weight-complex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ridb</text:span></text:p>
      <text:list xml:id="list1071390559" text:style-name="WWNum1">
        <text:list-item>
          <text:p text:style-name="P1"><text:span text:style-name="T2">重置</text:span><text:span text:style-name="T5">root</text:span><text:span text:style-name="T2">密码</text:span></text:p>
        </text:list-item>
      </text:list>
      <text:list xml:id="list1252883320" text:style-name="WWNum2">
        <text:list-item>
          <text:p text:style-name="P2"><text:span text:style-name="T2">停用</text:span><text:span text:style-name="T5">maridb,<text:tab/>systemctl stop mariadb.service</text:span></text:p>
        </text:list-item>
        <text:list-item>
          <text:p text:style-name="P2"><text:span text:style-name="T2">安全模式启动</text:span><text:span text:style-name="T5">mariadb<text:tab/>mysqld_safe –skip-grant-tabes &amp;</text:span></text:p>
        </text:list-item>
        <text:list-item>
          <text:p text:style-name="P2"><text:span text:style-name="T5">root</text:span><text:span text:style-name="T2">登录</text:span><text:span text:style-name="T5"><text:tab/><text:tab/><text:tab/>mysql -u root -p</text:span></text:p>
        </text:list-item>
        <text:list-item>
          <text:p text:style-name="P2"><text:span text:style-name="T2">找到对应数据库</text:span><text:span text:style-name="T5"><text:tab/><text:tab/>use mysql</text:span></text:p>
        </text:list-item>
        <text:list-item>
          <text:p text:style-name="P2"><text:span text:style-name="T2">更新密码</text:span><text:span text:style-name="T5"><text:tab/><text:tab/><text:tab/>update user set password=PASSWORD(‘newPassword’) <text:s/>where user=’root’;</text:span></text:p>
        </text:list-item>
        <text:list-item>
          <text:p text:style-name="P2"><text:span text:style-name="T2">更新设置</text:span><text:span text:style-name="T5"><text:tab/><text:tab/><text:tab/>flush privileges;</text:span></text:p>
        </text:list-item>
        <text:list-item>
          <text:p text:style-name="P2"><text:span text:style-name="T2">退出</text:span><text:span text:style-name="T5"><text:tab/><text:tab/><text:tab/><text:tab/>exit</text:span></text:p>
        </text:list-item>
        <text:list-item>
          <text:p text:style-name="P2"><text:span text:style-name="T2">重启</text:span><text:span text:style-name="T5">mariadb <text:tab/><text:tab/>systemctl start mariadb.service</text:span></text:p>
        </text:list-item>
      </text:list>
      <text:list xml:id="list152509465" text:style-name="WWNum3">
        <text:list-item>
          <text:p text:style-name="P3"><text:span text:style-name="T2">新建数据库并授权</text:span></text:p>
        </text:list-item>
      </text:list>
      <text:list xml:id="list3406769968" text:style-name="WWNum4">
        <text:list-item>
          <text:list>
            <text:list-item>
              <text:p text:style-name="P4"><text:span text:style-name="T2">新建数据库</text:span><text:span text:style-name="T5"><text:tab/><text:tab/>create database|schema </text:span><text:span text:style-name="T6">databaseName</text:span><text:span text:style-name="T7"> default character set utf8 collate </text:span><text:span text:style-name="T8">(</text:span><text:span text:style-name="T3">比较字符集）</text:span><text:span text:style-name="T9">utf8_general_ci</text:span></text:p>
            </text:list-item>
            <text:list-item>
              <text:p text:style-name="P4"><text:span text:style-name="T9"><text:s/></text:span><text:span text:style-name="T4">授权一个数据库给指定用户</text:span><text:span text:style-name="T9"><text:tab/><text:tab/>grant </text:span><text:span text:style-name="T10">privilege </text:span><text:span text:style-name="T9"><text:s/>on </text:span><text:span text:style-name="T10">databaseName</text:span><text:span text:style-name="T9">.* <text:s/>to ‘</text:span><text:span text:style-name="T10">userName </text:span><text:span text:style-name="T9">‘@’localhost’;</text:span></text:p>
            </text:list-item>
          </text:list>
        </text:list-item>
      </text:list>
      <text:list xml:id="list2047482417" text:style-name="WWNum5">
        <text:list-item>
          <text:list>
            <text:list-item>
              <text:p text:style-name="P5"><text:span text:style-name="T9">privilege<text:tab/></text:span><text:span text:style-name="T4">是权限说明：</text:span></text:p>
            </text:list-item>
          </text:list>
        </text:list-item>
      </text:list>
      <text:p text:style-name="P8"><text:span text:style-name="T9"><text:s/>all </text:span><text:span text:style-name="T4">所有权限、</text:span><text:span text:style-name="T9">select</text:span><text:span text:style-name="T4">、</text:span><text:span text:style-name="T9">insert</text:span><text:span text:style-name="T4">、</text:span><text:span text:style-name="T9">create</text:span><text:span text:style-name="T4">、</text:span><text:span text:style-name="T9">update</text:span><text:span text:style-name="T4">、</text:span><text:span text:style-name="T9">delete</text:span><text:span text:style-name="T4">、</text:span><text:span text:style-name="T9">drop </text:span><text:span text:style-name="T4">等</text:span></text:p>
      <text:p text:style-name="P9"><text:span text:style-name="T4">察看用户权限</text:span><text:span text:style-name="T9"><text:tab/><text:tab/>show grants for ‘userName’@’localhost’;</text:span></text:p>
      <text:list xml:id="list195832854" text:style-name="WWNum7">
        <text:list-item>
          <text:p text:style-name="P6"><text:span text:style-name="T4">建立</text:span><text:span text:style-name="T9">table,</text:span><text:span text:style-name="T4">插入数据</text:span></text:p>
        </text:list-item>
      </text:list>
      <text:list xml:id="list2613096727" text:style-name="WWNum8">
        <text:list-item>
          <text:p text:style-name="P7"><text:span text:style-name="T4">建立</text:span><text:span text:style-name="T9">table<text:tab/><text:tab/>create table </text:span><text:span text:style-name="T10">tableName</text:span><text:span text:style-name="T9">(id int primary key not null auto_increment, name char(20) not null);</text:span></text:p>
        </text:list-item>
        <text:list-item>
          <text:p text:style-name="P7"><text:span text:style-name="T4">插入数据</text:span><text:span text:style-name="T9"><text:tab/><text:tab/>insert into </text:span><text:span text:style-name="T10">tableName</text:span><text:span text:style-name="T9">(id,name) values(0,</text:span><text:span text:style-name="T11">”</text:span><text:span text:style-name="T9">name1</text:span><text:span text:style-name="T11">”</text:span><text:span text:style-name="T9">),(1,</text:span><text:span text:style-name="T11">”</text:span><text:span text:style-name="T9">name2</text:span><text:span text:style-name="T11">”</text:span><text:span text:style-name="T9">);</text:span></text:p>
        </text:list-item>
        <text:list-item>
          <text:p text:style-name="P7"><text:span text:style-name="T4">察看</text:span><text:span text:style-name="T9">table</text:span><text:span text:style-name="T4">明细</text:span><text:span text:style-name="T9"><text:tab/><text:tab/>describe </text:span><text:span text:style-name="T10">tableName</text:span><text:span text:style-name="T9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文泉驿点阵正黑" style:font-family-asian="文泉驿点阵正黑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size="17pt"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7pt" fo:font-weight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ize="17pt" fo:font-weight="normal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ize="17pt" fo:font-weight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0:40:07</meta:creation-date>
    <dc:language>zh-CN</dc:language>
    <dc:date>2018-11-11T21:11:33</dc:date>
    <meta:editing-cycles>2</meta:editing-cycles>
    <meta:editing-duration>PT11M</meta:editing-duration>
    <meta:generator>LibreOffice/5.3.6.1$Linux_X86_64 LibreOffice_project/30$Build-1</meta:generator>
    <meta:document-statistic meta:table-count="0" meta:image-count="0" meta:object-count="0" meta:page-count="1" meta:paragraph-count="20" meta:word-count="202" meta:character-count="833" meta:non-whitespace-character-count="744"/>
  </office:meta>
</office:document-meta>
</file>